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6-13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996" calcext:value-type="float">
            <text:p>33.9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996" calcext:value-type="float">
            <text:p>33.9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6912" calcext:value-type="float">
            <text:p>33.9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3864" calcext:value-type="float">
            <text:p>33.9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0816" calcext:value-type="float">
            <text:p>33.9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0816" calcext:value-type="float">
            <text:p>33.9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7768" calcext:value-type="float">
            <text:p>33.9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0816" calcext:value-type="float">
            <text:p>33.9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7768" calcext:value-type="float">
            <text:p>33.9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7768" calcext:value-type="float">
            <text:p>33.9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1672" calcext:value-type="float">
            <text:p>33.9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1672" calcext:value-type="float">
            <text:p>33.9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948" calcext:value-type="float">
            <text:p>33.9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948" calcext:value-type="float">
            <text:p>33.9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7288" calcext:value-type="float">
            <text:p>33.9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8144" calcext:value-type="float">
            <text:p>33.9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8144" calcext:value-type="float">
            <text:p>33.9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2048" calcext:value-type="float">
            <text:p>33.9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5096" calcext:value-type="float">
            <text:p>33.9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5096" calcext:value-type="float">
            <text:p>33.9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2048" calcext:value-type="float">
            <text:p>33.9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2048" calcext:value-type="float">
            <text:p>33.9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8144" calcext:value-type="float">
            <text:p>33.9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6808" calcext:value-type="float">
            <text:p>33.8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5952" calcext:value-type="float">
            <text:p>33.9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5952" calcext:value-type="float">
            <text:p>33.9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2904" calcext:value-type="float">
            <text:p>33.9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7664" calcext:value-type="float">
            <text:p>33.8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1568" calcext:value-type="float">
            <text:p>33.8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1568" calcext:value-type="float">
            <text:p>33.8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9376" calcext:value-type="float">
            <text:p>33.8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4616" calcext:value-type="float">
            <text:p>33.8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1568" calcext:value-type="float">
            <text:p>33.8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4136" calcext:value-type="float">
            <text:p>33.8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3-20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4992" calcext:value-type="float">
            <text:p>33.8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232" calcext:value-type="float">
            <text:p>33.8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4136" calcext:value-type="float">
            <text:p>33.8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4992" calcext:value-type="float">
            <text:p>33.8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4992" calcext:value-type="float">
            <text:p>33.8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4992" calcext:value-type="float">
            <text:p>33.8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1944" calcext:value-type="float">
            <text:p>33.8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088" calcext:value-type="float">
            <text:p>33.8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9752" calcext:value-type="float">
            <text:p>33.8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088" calcext:value-type="float">
            <text:p>33.8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4992" calcext:value-type="float">
            <text:p>33.8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0608" calcext:value-type="float">
            <text:p>33.8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0608" calcext:value-type="float">
            <text:p>33.8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4512" calcext:value-type="float">
            <text:p>33.8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6224" calcext:value-type="float">
            <text:p>33.7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4512" calcext:value-type="float">
            <text:p>33.8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6224" calcext:value-type="float">
            <text:p>33.7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9272" calcext:value-type="float">
            <text:p>33.7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708" calcext:value-type="float">
            <text:p>33.7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708" calcext:value-type="float">
            <text:p>33.7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2696" calcext:value-type="float">
            <text:p>33.7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12-26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9-24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1944" calcext:value-type="float">
            <text:p>33.8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1944" calcext:value-type="float">
            <text:p>33.8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4992" calcext:value-type="float">
            <text:p>33.8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088" calcext:value-type="float">
            <text:p>33.8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088" calcext:value-type="float">
            <text:p>33.8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4136" calcext:value-type="float">
            <text:p>33.8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4136" calcext:value-type="float">
            <text:p>33.8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232" calcext:value-type="float">
            <text:p>33.8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9376" calcext:value-type="float">
            <text:p>33.8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1568" calcext:value-type="float">
            <text:p>33.8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1568" calcext:value-type="float">
            <text:p>33.8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1568" calcext:value-type="float">
            <text:p>33.8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4616" calcext:value-type="float">
            <text:p>33.8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4616" calcext:value-type="float">
            <text:p>33.8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4616" calcext:value-type="float">
            <text:p>33.8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7664" calcext:value-type="float">
            <text:p>33.8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6808" calcext:value-type="float">
            <text:p>33.8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2904" calcext:value-type="float">
            <text:p>33.9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5952" calcext:value-type="float">
            <text:p>33.9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9" calcext:value-type="float">
            <text:p>33.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9" calcext:value-type="float">
            <text:p>33.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2048" calcext:value-type="float">
            <text:p>33.9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2048" calcext:value-type="float">
            <text:p>33.9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8144" calcext:value-type="float">
            <text:p>33.9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5096" calcext:value-type="float">
            <text:p>33.9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8144" calcext:value-type="float">
            <text:p>33.9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1192" calcext:value-type="float">
            <text:p>33.9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7288" calcext:value-type="float">
            <text:p>33.9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6432" calcext:value-type="float">
            <text:p>33.9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948" calcext:value-type="float">
            <text:p>33.9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6432" calcext:value-type="float">
            <text:p>33.9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948" calcext:value-type="float">
            <text:p>33.9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6432" calcext:value-type="float">
            <text:p>33.9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2528" calcext:value-type="float">
            <text:p>33.9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2528" calcext:value-type="float">
            <text:p>33.9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1672" calcext:value-type="float">
            <text:p>33.9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7768" calcext:value-type="float">
            <text:p>33.9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0816" calcext:value-type="float">
            <text:p>33.9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6912" calcext:value-type="float">
            <text:p>33.9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4824" calcext:value-type="float">
            <text:p>34.0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4824" calcext:value-type="float">
            <text:p>34.0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0064" calcext:value-type="float">
            <text:p>34.0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3112" calcext:value-type="float">
            <text:p>34.0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0064" calcext:value-type="float">
            <text:p>34.0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0064" calcext:value-type="float">
            <text:p>34.0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0064" calcext:value-type="float">
            <text:p>34.0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3112" calcext:value-type="float">
            <text:p>34.0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0064" calcext:value-type="float">
            <text:p>34.0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3112" calcext:value-type="float">
            <text:p>34.0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9208" calcext:value-type="float">
            <text:p>34.0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5304" calcext:value-type="float">
            <text:p>34.0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9208" calcext:value-type="float">
            <text:p>34.0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5304" calcext:value-type="float">
            <text:p>34.0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9208" calcext:value-type="float">
            <text:p>34.0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5-29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8832" calcext:value-type="float">
            <text:p>34.0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6" calcext:value-type="float">
            <text:p>34.1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6744" calcext:value-type="float">
            <text:p>34.1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3696" calcext:value-type="float">
            <text:p>34.1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0648" calcext:value-type="float">
            <text:p>34.1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0648" calcext:value-type="float">
            <text:p>34.1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6744" calcext:value-type="float">
            <text:p>34.1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4552" calcext:value-type="float">
            <text:p>34.1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0648" calcext:value-type="float">
            <text:p>34.1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6" calcext:value-type="float">
            <text:p>34.1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6" calcext:value-type="float">
            <text:p>34.1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0648" calcext:value-type="float">
            <text:p>34.1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2-21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8832" calcext:value-type="float">
            <text:p>34.0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8832" calcext:value-type="float">
            <text:p>34.0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8832" calcext:value-type="float">
            <text:p>34.0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8832" calcext:value-type="float">
            <text:p>34.0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4-01-08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10-17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996" calcext:value-type="float">
            <text:p>33.9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996" calcext:value-type="float">
            <text:p>33.9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6912" calcext:value-type="float">
            <text:p>33.9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0816" calcext:value-type="float">
            <text:p>33.9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0816" calcext:value-type="float">
            <text:p>33.9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996" calcext:value-type="float">
            <text:p>33.9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7768" calcext:value-type="float">
            <text:p>33.9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0816" calcext:value-type="float">
            <text:p>33.9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6912" calcext:value-type="float">
            <text:p>33.9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996" calcext:value-type="float">
            <text:p>33.9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6912" calcext:value-type="float">
            <text:p>33.9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7-11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6536" calcext:value-type="float">
            <text:p>34.0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6536" calcext:value-type="float">
            <text:p>34.0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6536" calcext:value-type="float">
            <text:p>34.0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4824" calcext:value-type="float">
            <text:p>34.0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4824" calcext:value-type="float">
            <text:p>34.0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3112" calcext:value-type="float">
            <text:p>34.0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3112" calcext:value-type="float">
            <text:p>34.0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0064" calcext:value-type="float">
            <text:p>34.0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0064" calcext:value-type="float">
            <text:p>34.0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0064" calcext:value-type="float">
            <text:p>34.0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9208" calcext:value-type="float">
            <text:p>34.0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9208" calcext:value-type="float">
            <text:p>34.0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5304" calcext:value-type="float">
            <text:p>34.0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9208" calcext:value-type="float">
            <text:p>34.0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5304" calcext:value-type="float">
            <text:p>34.0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8832" calcext:value-type="float">
            <text:p>34.0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8832" calcext:value-type="float">
            <text:p>34.0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8832" calcext:value-type="float">
            <text:p>34.0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8832" calcext:value-type="float">
            <text:p>34.0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4-14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6" calcext:value-type="float">
            <text:p>34.1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0648" calcext:value-type="float">
            <text:p>34.1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6" calcext:value-type="float">
            <text:p>34.1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4552" calcext:value-type="float">
            <text:p>34.1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3696" calcext:value-type="float">
            <text:p>34.1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6" calcext:value-type="float">
            <text:p>34.1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6" calcext:value-type="float">
            <text:p>34.1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4552" calcext:value-type="float">
            <text:p>34.1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8832" calcext:value-type="float">
            <text:p>34.0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8832" calcext:value-type="float">
            <text:p>34.0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1-11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9208" calcext:value-type="float">
            <text:p>34.0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0064" calcext:value-type="float">
            <text:p>34.0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9208" calcext:value-type="float">
            <text:p>34.0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3112" calcext:value-type="float">
            <text:p>34.0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9208" calcext:value-type="float">
            <text:p>34.0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3112" calcext:value-type="float">
            <text:p>34.0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0064" calcext:value-type="float">
            <text:p>34.0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0064" calcext:value-type="float">
            <text:p>34.0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3112" calcext:value-type="float">
            <text:p>34.0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3112" calcext:value-type="float">
            <text:p>34.0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0064" calcext:value-type="float">
            <text:p>34.0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9208" calcext:value-type="float">
            <text:p>34.0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4824" calcext:value-type="float">
            <text:p>34.0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4824" calcext:value-type="float">
            <text:p>34.0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0-18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4824" calcext:value-type="float">
            <text:p>34.0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6536" calcext:value-type="float">
            <text:p>34.0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6536" calcext:value-type="float">
            <text:p>34.0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6912" calcext:value-type="float">
            <text:p>33.9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6912" calcext:value-type="float">
            <text:p>33.9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996" calcext:value-type="float">
            <text:p>33.9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996" calcext:value-type="float">
            <text:p>33.9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996" calcext:value-type="float">
            <text:p>33.9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6912" calcext:value-type="float">
            <text:p>33.9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3864" calcext:value-type="float">
            <text:p>33.9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6912" calcext:value-type="float">
            <text:p>33.9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3864" calcext:value-type="float">
            <text:p>33.9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996" calcext:value-type="float">
            <text:p>33.9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7768" calcext:value-type="float">
            <text:p>33.9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7768" calcext:value-type="float">
            <text:p>33.9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576" calcext:value-type="float">
            <text:p>33.9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2528" calcext:value-type="float">
            <text:p>33.9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948" calcext:value-type="float">
            <text:p>33.9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2528" calcext:value-type="float">
            <text:p>33.9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2528" calcext:value-type="float">
            <text:p>33.9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3384" calcext:value-type="float">
            <text:p>33.9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3384" calcext:value-type="float">
            <text:p>33.9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7288" calcext:value-type="float">
            <text:p>33.9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8144" calcext:value-type="float">
            <text:p>33.9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7288" calcext:value-type="float">
            <text:p>33.9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1192" calcext:value-type="float">
            <text:p>33.9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1192" calcext:value-type="float">
            <text:p>33.9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1192" calcext:value-type="float">
            <text:p>33.9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7-20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5952" calcext:value-type="float">
            <text:p>33.9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5096" calcext:value-type="float">
            <text:p>33.9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5096" calcext:value-type="float">
            <text:p>33.9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9" calcext:value-type="float">
            <text:p>33.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5952" calcext:value-type="float">
            <text:p>33.9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5952" calcext:value-type="float">
            <text:p>33.9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9" calcext:value-type="float">
            <text:p>33.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9" calcext:value-type="float">
            <text:p>33.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5952" calcext:value-type="float">
            <text:p>33.9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5952" calcext:value-type="float">
            <text:p>33.9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6808" calcext:value-type="float">
            <text:p>33.8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6808" calcext:value-type="float">
            <text:p>33.8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2904" calcext:value-type="float">
            <text:p>33.9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4616" calcext:value-type="float">
            <text:p>33.8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4616" calcext:value-type="float">
            <text:p>33.8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1568" calcext:value-type="float">
            <text:p>33.8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6-24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9376" calcext:value-type="float">
            <text:p>33.8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232" calcext:value-type="float">
            <text:p>33.8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088" calcext:value-type="float">
            <text:p>33.8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088" calcext:value-type="float">
            <text:p>33.8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1944" calcext:value-type="float">
            <text:p>33.8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9752" calcext:value-type="float">
            <text:p>33.8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0608" calcext:value-type="float">
            <text:p>33.8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4512" calcext:value-type="float">
            <text:p>33.8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4512" calcext:value-type="float">
            <text:p>33.8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4512" calcext:value-type="float">
            <text:p>33.8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8416" calcext:value-type="float">
            <text:p>33.8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5-19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4-22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8792" calcext:value-type="float">
            <text:p>33.7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4888" calcext:value-type="float">
            <text:p>33.7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8792" calcext:value-type="float">
            <text:p>33.7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2696" calcext:value-type="float">
            <text:p>33.7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8312" calcext:value-type="float">
            <text:p>33.7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2696" calcext:value-type="float">
            <text:p>33.7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2216" calcext:value-type="float">
            <text:p>33.7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2216" calcext:value-type="float">
            <text:p>33.7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7832" calcext:value-type="float">
            <text:p>33.7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8312" calcext:value-type="float">
            <text:p>33.7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7832" calcext:value-type="float">
            <text:p>33.7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1256" calcext:value-type="float">
            <text:p>33.6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2112" calcext:value-type="float">
            <text:p>33.6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2112" calcext:value-type="float">
            <text:p>33.6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6016" calcext:value-type="float">
            <text:p>33.6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6872" calcext:value-type="float">
            <text:p>33.6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0776" calcext:value-type="float">
            <text:p>33.6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344" calcext:value-type="float">
            <text:p>33.6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1-25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1152" calcext:value-type="float">
            <text:p>33.6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856" calcext:value-type="float">
            <text:p>33.5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856" calcext:value-type="float">
            <text:p>33.5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9712" calcext:value-type="float">
            <text:p>33.5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856" calcext:value-type="float">
            <text:p>33.5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6184" calcext:value-type="float">
            <text:p>33.4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28" calcext:value-type="float">
            <text:p>33.4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9232" calcext:value-type="float">
            <text:p>33.4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28" calcext:value-type="float">
            <text:p>33.4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0944" calcext:value-type="float">
            <text:p>33.4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18" calcext:value-type="float">
            <text:p>33.4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704" calcext:value-type="float">
            <text:p>33.4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704" calcext:value-type="float">
            <text:p>33.4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704" calcext:value-type="float">
            <text:p>33.4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704" calcext:value-type="float">
            <text:p>33.4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7416" calcext:value-type="float">
            <text:p>33.4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9128" calcext:value-type="float">
            <text:p>33.4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9128" calcext:value-type="float">
            <text:p>33.4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9128" calcext:value-type="float">
            <text:p>33.4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3888" calcext:value-type="float">
            <text:p>33.39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3888" calcext:value-type="float">
            <text:p>33.39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0-07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6-30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3-19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2-15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76" calcext:value-type="float">
            <text:p>31.9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4376" calcext:value-type="float">
            <text:p>31.9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9-15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5-29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2-24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19-12-20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2088350401</text:p>
          </table:table-cell>
          <table:table-cell office:value-type="string" calcext:value-type="string">
            <text:p>WW-01/16E/10-2194</text:p>
          </table:table-cell>
          <table:table-cell office:value-type="string" calcext:value-type="string">
            <text:p>2019-11-22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028" meta:object-count="0"/>
    <meta:user-defined meta:name="AppVersion">3.0</meta:user-defined>
  </office:meta>
</office:document-meta>
</file>